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6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2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33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38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92fe8"/>
    </style:style>
    <style:style style:name="T5" style:family="text">
      <style:text-properties officeooo:rsid="005e23af"/>
    </style:style>
    <style:style style:name="T6" style:family="text">
      <style:text-properties officeooo:rsid="0069906f"/>
    </style:style>
    <style:style style:name="T7" style:family="text">
      <style:text-properties fo:color="#729fcf" loext:opacity="100%"/>
    </style:style>
    <style:style style:name="T8" style:family="text">
      <style:text-properties officeooo:rsid="00953a00"/>
    </style:style>
    <style:style style:name="T9" style:family="text">
      <style:text-properties officeooo:rsid="009c545f"/>
    </style:style>
    <style:style style:name="T10" style:family="text">
      <style:text-properties officeooo:rsid="00a0df9b"/>
    </style:style>
    <style:style style:name="T11" style:family="text">
      <style:text-properties officeooo:rsid="00a1a101"/>
    </style:style>
    <style:style style:name="T12" style:family="text">
      <style:text-properties officeooo:rsid="00a24dc5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8">４．スーパーは遠いです。車で行きましょう。</text:p>
      <text:p text:style-name="P8">５．今、嬉しいですか。悲しいですか。</text:p>
      <text:p text:style-name="P9">６．僕はゲームが大好きです。ゲームをします。嬉しいです。</text:p>
      <text:p text:style-name="P10">７．学校は遠いですか。いいえ、遠くないです。自転車で行きます。</text:p>
      <text:p text:style-name="P11">８．新しい先生は日本人ですか。いいえ、中国人です。</text:p>
      <text:p text:style-name="P12">９．私の友達は小さい店で新しい本を買います。</text:p>
      <text:p text:style-name="P12">１０．私の新聞は友達の小さい鞄の中です。</text:p>
      <text:p text:style-name="P4">１１．この時計は高くないです。買いましょう。</text:p>
      <text:p text:style-name="P4">１２．日本は素晴らしいです。寿司は美味しいです。そして、町はきれいです。</text:p>
      <text:p text:style-name="P4">１３．このデパートのトイレはきれいじゃないです。</text:p>
      <text:p text:style-name="P4">１４．カフェの仕事はどうですか。面白いです。つまらなくないです。</text:p>
      <text:p text:style-name="P13"/>
      <text:p text:style-name="P13">Exercises 30/01/2025:</text:p>
      <text:p text:style-name="P36">から<text:span text:style-name="T2">(from) </text:span>まで<text:span text:style-name="T2">(to/until) for time when something starts and ends</text:span></text:p>
      <text:p text:style-name="P13">１．学校は九時から三時までです。</text:p>
      <text:p text:style-name="P13">２．スーパーは何時からですか。</text:p>
      <text:p text:style-name="P13">３．映画は何時から何時までですか。</text:p>
      <text:p text:style-name="P13">４．映画は午後十時から午前一時までです。長いですね。</text:p>
      <text:p text:style-name="P13">５．私は午後九時から午前五時まで仕事をします。</text:p>
      <text:p text:style-name="P13">６．私は四時から六時まで運動します。</text:p>
      <text:p text:style-name="P13">７．私はいつも六時に起きます。そして、七時から八時まで運動します。</text:p>
      <text:p text:style-name="P15">８．みかさんは午前九時から午後五時まで勉強します。</text:p>
      <text:p text:style-name="P37">から<text:span text:style-name="T2">(from) </text:span>まで<text:span text:style-name="T2">(to/until) to describe distances or change in location</text:span></text:p>
      <text:p text:style-name="P14">１．日本からマレーシアは五千キロメートルです。</text:p>
      <text:p text:style-name="P14">２．私は京都から東京まで新幹線で行きます。</text:p>
      <text:p text:style-name="P14">３．駅から学校まで何で行きますか。</text:p>
      <text:p text:style-name="P14">４．アメリカからブラジルまで飛行機で行きます。</text:p>
      <text:p text:style-name="P38">Days of the week, monday to sunday</text:p>
      <text:p text:style-name="P37">月曜日、火曜日、水曜日、木曜日、金曜日、土曜日、日曜日。</text:p>
      <text:p text:style-name="P16">１．私は土曜日にスーパーで買い物します。</text:p>
      <text:p text:style-name="P16">２．火曜日にスポーツをします。</text:p>
      <text:p text:style-name="P16">３．水曜日にケーキを食べます。</text:p>
      <text:p text:style-name="P16">４．木曜日に公園へ行きます。</text:p>
      <text:p text:style-name="P16">５．私は月曜日から金曜日まで仕事をします。</text:p>
      <text:p text:style-name="P16">６．私は土曜日に友達を会います。</text:p>
      <text:p text:style-name="P16">７．日曜日にオートバイに乗ります。</text:p>
      <text:p text:style-name="P16">８．何曜日にテニスをしますか。</text:p>
      <text:p text:style-name="P16">９．水曜日の四時に運動します。</text:p>
      <text:p text:style-name="P16">１０．私は土曜日と日曜日に十一時まで寝ます。</text:p>
      <text:p text:style-name="P16"/>
      <text:p text:style-name="P17">Exercises 31/01/2025:</text:p>
      <text:p text:style-name="P17">１．かぐやひめは八月の月曜日に月へかえります。</text:p>
      <text:p text:style-name="P17">２．木曜日にお金と水をください。</text:p>
      <text:p text:style-name="P17">３．大きいモグラは土の中です。</text:p>
      <text:p text:style-name="P17">４．私は土曜日に月見うどんを食べます。</text:p>
      <text:p text:style-name="P18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8"/>
      <text:p text:style-name="P19">Exercises 01/02/2025:</text:p>
      <text:p text:style-name="P3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9">１．（おはなみ）四月に友達と公園でお花見をします。</text:p>
      <text:p text:style-name="P19">２．（ぼんおどり）八月に祖父と祖母に会います。</text:p>
      <text:p text:style-name="P19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9">４．１月と２月は寒いです。７月と８月は暑いです。</text:p>
      <text:p text:style-name="P19">５．木曜日に映画を見ます。</text:p>
      <text:p text:style-name="P19">６．学校は月曜日から金曜日までです。</text:p>
      <text:p text:style-name="P19">７．駅から学校まで何で行きますか。</text:p>
      <text:p text:style-name="P19">８．ミカさんは午前九時から午後三時まで勉強します。</text:p>
      <text:p text:style-name="P19">９．アメリカからブラジルまで<text:ruby text:style-name="Ru1"><text:ruby-base>飛行機</text:ruby-base><text:ruby-text>ひこうき</text:ruby-text></text:ruby>で行きます。</text:p>
      <text:p text:style-name="P19">１０．私は土曜日と日曜日に十一時まで寝ます。</text:p>
      <text:p text:style-name="P3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40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40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2">３．学校は三月二十四日までです。</text:p>
      <text:p text:style-name="P22">４．バレンタインデーは二月十四日です。</text:p>
      <text:p text:style-name="P22">５．僕の誕生日は９月９日です。</text:p>
      <text:p text:style-name="P22">６．弟の誕生日は六月三十日です。</text:p>
      <text:p text:style-name="P22">７．何年に月に行きますか。</text:p>
      <text:p text:style-name="P22">８．おめでとうございます！２０２３年２月７日午前６時３８分。女の子ですよ。</text:p>
      <text:p text:style-name="P22">９．２０２７年4月から大学に行きます。</text:p>
      <text:p text:style-name="P22"/>
      <text:p text:style-name="P23">Exercises 05/02/2025:</text:p>
      <text:p text:style-name="P23">１．１月におせちを食べます。１２月３１日じゃないです。</text:p>
      <text:p text:style-name="P23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9"/>
      <text:p text:style-name="P1">Exercises 06/02/2025:</text:p>
      <text:p text:style-name="P1">１．何年に月に行きますか。</text:p>
      <text:p text:style-name="P2">２．A: 二十七日はマリアさんの誕生日です。一緒に誕生日パーティーに行きませんか。</text:p>
      <text:p text:style-name="P2">B: いいですね。そうしましょう。</text:p>
      <text:p text:style-name="P3">３．A: お誕生日おめでとう。何歳ですか。B: 二十歳です</text:p>
      <text:p text:style-name="P3">４．A: お祖父さんとお祖母さんに会いますか。B: はい、会います。A: 何日に会いますか。B: 一月二日に会います。</text:p>
      <text:p text:style-name="P3">５．十二月三十一日お寺に行きます。お寺で鐘を聞きます。</text:p>
      <text:p text:style-name="P3">６．お祖母さん、百歳のお誕生日おめでとう。</text:p>
      <text:p text:style-name="P3">７．２０２５年１１月に飛行機で一緒に日本に行きませんか。</text:p>
      <text:p text:style-name="P33">Relative days: 一昨日（おととい）、昨日（きのう）、今日（きょう）、明日（あした）、明後日（あさって）。</text:p>
      <text:p text:style-name="P34">Every: 毎日（まいにち）、毎週（まいしゅう）、毎月（まいつき）、毎年（まいとし）。</text:p>
      <text:p text:style-name="P34">This: 今週（こんしゅう）、今月（こんげつ）、今年（ことし）。</text:p>
      <text:p text:style-name="P34">Next: 来週（らいしゅう）、<text:span text:style-name="T5">　</text:span>来月（らいげつ）、来年（らいねん）。</text:p>
      <text:p text:style-name="P34">Last: 先週（せんしゅう）、先月（せんげつ）、去年（きょねん）。</text:p>
      <text:p text:style-name="P34">End: 週末（しゅうまつ）、月末（げつまつ）、年末（ねんまつ）。</text:p>
      <text:p text:style-name="P3">８．私は明日デパートに行きます。</text:p>
      <text:p text:style-name="P3">９．明後日友達とサッカーをします。</text:p>
      <text:p text:style-name="P35">Question words <text:span text:style-name="T4">for time: 何時（なんじ）、何日（なんにち）、何月（なんがつ）、何年（なんねん）、いつ。</text:span></text:p>
      <text:p text:style-name="P4">１０．A: いつうちに帰りますか。B: </text:p>
      <text:p text:style-name="P4">１１．A: いつ勉強しますか。B: 僕は今日うちでべんきょうします。でも、明日公園でサッカーをします。</text:p>
      <text:p text:style-name="P4">１２．私は今月と来月うちで仕事をします。</text:p>
      <text:p text:style-name="P4">１３．A: いつ日本語を勉強しますか。B: 毎日勉強します。</text:p>
      <text:p text:style-name="P4">１４．今週仕事をします。でも、来週<text:ruby text:style-name="Ru1"><text:ruby-base>金沢</text:ruby-base><text:ruby-text>かなざわ</text:ruby-text></text:ruby>で観光します。</text:p>
      <text:p text:style-name="P4">１５．私は毎週祖母に会います。</text:p>
      <text:p text:style-name="P4">１６．キムさんは毎年一月に韓国に帰ります。</text:p>
      <text:p text:style-name="P4">１７．私は週末運動します。私は土曜日と日曜日に運動します。</text:p>
      <text:p text:style-name="P5">１８．</text:p>
      <text:p text:style-name="P5"><text:span text:style-name="T6">　A</text:span>: ジョンさんはスポーツが好きですか。</text:p>
      <text:p text:style-name="P24">　B: はい、よくサッカーとテニスをします。</text:p>
      <text:p text:style-name="P25">　A: そうですか。私もテニスをします。</text:p>
      <text:p text:style-name="P25">　B: まりこさん、週末一緒にテニスをしませんか。</text:p>
      <text:p text:style-name="P26">　A: すみません、私は今週の土曜日に祖父のうちに行きます。</text:p>
      <text:p text:style-name="P27">　B: へえ、そうですか。じゃあ、日曜日はどうですか。</text:p>
      <text:p text:style-name="P27">　A: えっと、毎週日曜日に友達と<text:ruby text:style-name="Ru1"><text:ruby-base>柔道</text:ruby-base><text:ruby-text>じゅうどう</text:ruby-text></text:ruby>をします。 ジョンさんもしませんか。</text:p>
      <text:p text:style-name="P27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28">　A: いいですね。明日ですね。</text:p>
      <text:p text:style-name="P28">　B: いいえ、明後日ですよ。今日は火曜日です。</text:p>
      <text:p text:style-name="P27">　</text:p>
      <text:p text:style-name="P5">Exercises 07/02/2025:</text:p>
      <text:p text:style-name="P5">１．私は昨日町に行きました。</text:p>
      <text:p text:style-name="P5">２．私は昨日うちで音楽を聞きました。明日友達と運動しました。</text:p>
      <text:p text:style-name="P5">３．昨日仕事をしませんでした。</text:p>
      <text:p text:style-name="P5">４．１１時に起きました。朝ご飯を食べませんでした。</text:p>
      <text:p text:style-name="P5">５．昨日全然勉強しませんでした。でも、今日しますよ。</text:p>
      <text:p text:style-name="P4">６．きょうこさんは去年日本に帰りませんでした。</text:p>
      <text:p text:style-name="P29">７．A: 先週お祖母さんに会いましたか。B: いいえ、会いませんでした。でも、祖母は先月私のうちに来ました。</text:p>
      <text:p text:style-name="P30">８．先生、お先にどうぞ！</text:p>
      <text:p text:style-name="P30">９．A: 毎日ビールを飲みますか。B: いいえ、週末飲みます。</text:p>
      <text:p text:style-name="P31">１０．日本の週末は土曜日と日曜日です。</text:p>
      <text:p text:style-name="P32">１１．A: 毎週勉強しますか。B: いいえ、毎日勉強します。</text:p>
      <text:p text:style-name="P32">１２．A: 学校に行きますか。B: はい、でも、先に朝ご飯を食べます。</text:p>
      <text:p text:style-name="P32"/>
      <text:p text:style-name="P44">Exercises 08/02/2025:</text:p>
      <text:p text:style-name="P44">１．さきさんは去年大学生でした。中国語とビジネスを勉強しました。</text:p>
      <text:p text:style-name="P44">２．祖父は医者でした。そして、有名でした。</text:p>
      <text:p text:style-name="P44">３．さきさんは去年会社員じゃなかったです。</text:p>
      <text:p text:style-name="P44">４．やすださんは去年先生じゃなかったです。大学生でした。</text:p>
      <text:p text:style-name="P44">５．私は昨日元気じゃなかったです。</text:p>
      <text:p text:style-name="P44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7">Special case: いい、よくない、よかった、よくなかった。</text:p>
      <text:p text:style-name="P42">１４．私は週末友達に会いました。よかったですね。</text:p>
      <text:p text:style-name="P45">１５．A: 公園は遠かったですか。B: いいえ、遠くなかったです。近かったです。</text:p>
      <text:p text:style-name="P45">１６．A: 日本語のクラスは長かったですか。B: いいえ、短かったです。そして、面白かったです。</text:p>
      <text:p text:style-name="P48">でも <text:span text:style-name="T8">and が works and A but B</text:span></text:p>
      <text:p text:style-name="P46">１７．<text:span text:style-name="T7">でも：</text:span>そのお菓子は美味しいです。でも、高いです。<text:span text:style-name="T7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7">から <text:span text:style-name="T8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3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08T16:04:55.819225868</dc:date>
    <meta:editing-duration>PT8H25M42S</meta:editing-duration>
    <meta:editing-cycles>146</meta:editing-cycles>
    <meta:generator>LibreOffice/24.2.7.2$Linux_X86_64 LibreOffice_project/420$Build-2</meta:generator>
    <meta:document-statistic meta:table-count="0" meta:image-count="0" meta:object-count="0" meta:page-count="1" meta:paragraph-count="167" meta:word-count="3896" meta:character-count="4500" meta:non-whitespace-character-count="4361"/>
  </office:meta>
</office:document-meta>
</file>